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2">
      <style:text-properties style:font-name="Arial" fo:font-size="10pt" fo:font-weight="normal" style:font-size-asian="10pt" style:font-weight-asian="normal" style:font-size-complex="10pt" style:font-weight-complex="normal"/>
    </style:style>
    <style:style style:name="T1" style:family="text">
      <style:text-properties fo:color="#000000" style:font-name="Arial" fo:font-size="10pt" fo:font-weight="normal" style:font-size-asian="10pt" style:font-weight-asian="normal" style:font-size-complex="10pt"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p>
      <text:section text:style-name="Sect1" text:name="page1">
        <text:p text:style-name="Standard">Enunciado.</text:p>
        <text:p text:style-name="Standard">La tarea de esta unidad consiste en elaborar la parte del Plan de empresa que se corresponde con lo que se ha estudiado en la unidad, realizando el análisis económico-financiero de </text:p>
        <text:p text:style-name="Standard">tu empresa</text:p>
        <text:p text:style-name="Standard">Comprende cuatro apartados que forman una unidad.</text:p>
        <text:p text:style-name="Standard"/>
        <text:p text:style-name="Standard">Antes de comenzar, responde a estas preguntas:</text:p>
        <text:p text:style-name="Standard"/>
        <text:list xml:id="list6108304155406573370" text:style-name="L1">
          <text:list-item>
            <text:p text:style-name="P1">¿Puede utilizar tu empresa, el régimen de contabilidad simplificado?</text:p>
          </text:list-item>
        </text:list>
        <text:p text:style-name="Standard"/>
        <text:list xml:id="list28453788" text:continue-numbering="true" text:style-name="L1">
          <text:list-item>
            <text:p text:style-name="P1">¿Puedes presentar las cuentas anuales para pymes y microempresas?</text:p>
            <text:p text:style-name="P1"/>
          </text:list-item>
        </text:list>
        <text:p text:style-name="Standard">Análisis económico-financiero:</text:p>
        <text:p text:style-name="Standard"><text:s/></text:p>
        <text:p text:style-name="Standard">APARTADOS:</text:p>
        <text:p text:style-name="Standard"/>
        <text:list xml:id="list2346288969446164344" text:style-name="L2">
          <text:list-item>
            <text:p text:style-name="P2">Elabora el balance de previsión de tu empresa, conforme al modelo de balance del Plan General Contable y tomando como ayuda, el balance que han confeccionado Luis y <text:s/>Elena, (los protagonistas de esta unidad). </text:p>
            <text:p text:style-name="P2"/>
          </text:list-item>
          <text:list-item>
            <text:p text:style-name="P2">Cuida que la empresa se halle en situación de equilibrio financiero y demuestra que es así. Para ello, tendrás que hallar el fondo de maniobra.</text:p>
            <text:p text:style-name="P2"/>
          </text:list-item>
          <text:list-item>
            <text:p text:style-name="P2"><text:s/>Elabora la cuenta de pérdidas y ganancias de previsión de tu empresa, conforme al modelo del Plan General Contable y tomando como ayuda, la cuenta de resultados que han confeccionado Luis y <text:s/>Elena. </text:p>
            <text:p text:style-name="P2"/>
          </text:list-item>
          <text:list-item>
            <text:p text:style-name="P2">Presenta el plan de tesorería de tu empresa, conforme al modelo planteado en la unidad. Trata de adecuarlo a las necesidades de tu empresa. ¿Tendrás un déficit o un superávit de tesorería" ?</text:p>
            <text:p text:style-name="P2"/>
          </text:list-item>
          <text:list-item>
            <text:p text:style-name="P2">Calcula los ratios indicadores de rentabilidad y los ratios financieros que aparecen en los contenidos de esta unidad e interpreta los resultados, extrayendo unas conclusiones, tal y como hicieron Luis y <text:s/>Elena con su empresa. </text:p>
            <text:p text:style-name="P2"/>
          </text:list-item>
          <text:list-item>
            <text:p text:style-name="P2">Si los resultados que obtienes no se encuentran dentro de los márgenes apropiados, rediseña la estructura económico financiera de tu empresa, hasta que consigas una empresa lo más saneada posible. Puedes reelaborar el balance de previsión y la cuenta de pérdidas y ganancias previsional, tantas veces como sea necesario.</text:p>
          </text:list-item>
        </text:list>
      </text:section>
      <text:list xml:id="list28445072" text:continue-numbering="true" text:style-name="L2">
        <text:list-item>
          <text:p text:style-name="P3"><text:span text:style-name="Strong_20_Emphasis"><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21:25:17.218000000</meta:creation-date>
    <dc:date>2018-07-06T08:25:55.72</dc:date>
    <meta:editing-duration>PT5M51S</meta:editing-duration>
    <meta:editing-cycles>2</meta:editing-cycles>
    <meta:generator>OpenOffice/4.1.5$Win32 OpenOffice.org_project/415m1$Build-9789</meta:generator>
    <dc:creator>Javier Diaz</dc:creator>
    <meta:document-statistic meta:table-count="0" meta:image-count="0" meta:object-count="0" meta:page-count="1" meta:paragraph-count="17" meta:word-count="284" meta:character-count="1766"/>
  </office:meta>
</office:document-meta>
</file>